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44390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0144" calcext:value-type="float">
            <text:p>42.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390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7952" calcext:value-type="float">
            <text:p>41.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390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0896" calcext:value-type="float">
            <text:p>41.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390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3568" calcext:value-type="float">
            <text:p>41.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390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72" calcext:value-type="float">
            <text:p>42.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390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6616" calcext:value-type="float">
            <text:p>41.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390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3954" calcext:value-type="float">
            <text:p>42.03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390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8432" calcext:value-type="float">
            <text:p>42.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390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8432" calcext:value-type="float">
            <text:p>42.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390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3108" calcext:value-type="float">
            <text:p>42.9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390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9448" calcext:value-type="float">
            <text:p>42.1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390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7576" calcext:value-type="float">
            <text:p>42.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390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1668" calcext:value-type="float">
            <text:p>42.0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390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8808" calcext:value-type="float">
            <text:p>41.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390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8808" calcext:value-type="float">
            <text:p>41.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390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6344" calcext:value-type="float">
            <text:p>42.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390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7576" calcext:value-type="float">
            <text:p>42.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390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2628" calcext:value-type="float">
            <text:p>42.6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390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576" calcext:value-type="float">
            <text:p>41.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390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8056" calcext:value-type="float">
            <text:p>42.5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390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9768" calcext:value-type="float">
            <text:p>42.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390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88308" calcext:value-type="float">
            <text:p>42.08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390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0304" calcext:value-type="float">
            <text:p>42.1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390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15968" calcext:value-type="float">
            <text:p>42.4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390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3192" calcext:value-type="float">
            <text:p>42.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390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74948" calcext:value-type="float">
            <text:p>41.874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390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26764" calcext:value-type="float">
            <text:p>41.92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390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8272" calcext:value-type="float">
            <text:p>42.0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390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66388" calcext:value-type="float">
            <text:p>41.96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390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92296" calcext:value-type="float">
            <text:p>41.9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390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0144" calcext:value-type="float">
            <text:p>42.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390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05072" calcext:value-type="float">
            <text:p>42.1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390</text:p>
          </table:table-cell>
          <table:table-cell office:value-type="string" calcext:value-type="string">
            <text:p>201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96968" calcext:value-type="float">
            <text:p>42.7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390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7096" calcext:value-type="float">
            <text:p>41.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390</text:p>
          </table:table-cell>
          <table:table-cell office:value-type="string" calcext:value-type="string">
            <text:p>201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1" calcext:value-type="float">
            <text:p>41.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390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16096" calcext:value-type="float">
            <text:p>41.9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390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9288" calcext:value-type="float">
            <text:p>42.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390</text:p>
          </table:table-cell>
          <table:table-cell office:value-type="string" calcext:value-type="string">
            <text:p>201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22192" calcext:value-type="float">
            <text:p>41.9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390</text:p>
          </table:table-cell>
          <table:table-cell office:value-type="string" calcext:value-type="string">
            <text:p>201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19016" calcext:value-type="float">
            <text:p>42.4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390</text:p>
          </table:table-cell>
          <table:table-cell office:value-type="string" calcext:value-type="string">
            <text:p>201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73068" calcext:value-type="float">
            <text:p>42.07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390</text:p>
          </table:table-cell>
          <table:table-cell office:value-type="string" calcext:value-type="string">
            <text:p>201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98392" calcext:value-type="float">
            <text:p>41.9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390</text:p>
          </table:table-cell>
          <table:table-cell office:value-type="string" calcext:value-type="string">
            <text:p>201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89248" calcext:value-type="float">
            <text:p>41.9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390</text:p>
          </table:table-cell>
          <table:table-cell office:value-type="string" calcext:value-type="string">
            <text:p>201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4048" calcext:value-type="float">
            <text:p>41.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390</text:p>
          </table:table-cell>
          <table:table-cell office:value-type="string" calcext:value-type="string">
            <text:p>201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53256" calcext:value-type="float">
            <text:p>42.0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390</text:p>
          </table:table-cell>
          <table:table-cell office:value-type="string" calcext:value-type="string">
            <text:p>201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06952" calcext:value-type="float">
            <text:p>41.9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390</text:p>
          </table:table-cell>
          <table:table-cell office:value-type="string" calcext:value-type="string">
            <text:p>201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06368" calcext:value-type="float">
            <text:p>41.8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390</text:p>
          </table:table-cell>
          <table:table-cell office:value-type="string" calcext:value-type="string">
            <text:p>201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97224" calcext:value-type="float">
            <text:p>41.7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390</text:p>
          </table:table-cell>
          <table:table-cell office:value-type="string" calcext:value-type="string">
            <text:p>201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36848" calcext:value-type="float">
            <text:p>41.8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390</text:p>
          </table:table-cell>
          <table:table-cell office:value-type="string" calcext:value-type="string">
            <text:p>201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55136" calcext:value-type="float">
            <text:p>41.8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390</text:p>
          </table:table-cell>
          <table:table-cell office:value-type="string" calcext:value-type="string">
            <text:p>201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63212" calcext:value-type="float">
            <text:p>42.463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390</text:p>
          </table:table-cell>
          <table:table-cell office:value-type="string" calcext:value-type="string">
            <text:p>201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21302" calcext:value-type="float">
            <text:p>42.4213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390</text:p>
          </table:table-cell>
          <table:table-cell office:value-type="string" calcext:value-type="string">
            <text:p>201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12336" calcext:value-type="float">
            <text:p>42.3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390</text:p>
          </table:table-cell>
          <table:table-cell office:value-type="string" calcext:value-type="string">
            <text:p>201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06824" calcext:value-type="float">
            <text:p>42.4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390</text:p>
          </table:table-cell>
          <table:table-cell office:value-type="string" calcext:value-type="string">
            <text:p>200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51604" calcext:value-type="float">
            <text:p>42.551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390</text:p>
          </table:table-cell>
          <table:table-cell office:value-type="string" calcext:value-type="string">
            <text:p>200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68012" calcext:value-type="float">
            <text:p>42.768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390</text:p>
          </table:table-cell>
          <table:table-cell office:value-type="string" calcext:value-type="string">
            <text:p>200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25696" calcext:value-type="float">
            <text:p>42.5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390</text:p>
          </table:table-cell>
          <table:table-cell office:value-type="string" calcext:value-type="string">
            <text:p>200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23232" calcext:value-type="float">
            <text:p>42.62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390</text:p>
          </table:table-cell>
          <table:table-cell office:value-type="string" calcext:value-type="string">
            <text:p>200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28744" calcext:value-type="float">
            <text:p>42.52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390</text:p>
          </table:table-cell>
          <table:table-cell office:value-type="string" calcext:value-type="string">
            <text:p>200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9956" calcext:value-type="float">
            <text:p>42.1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390</text:p>
          </table:table-cell>
          <table:table-cell office:value-type="string" calcext:value-type="string">
            <text:p>200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57472" calcext:value-type="float">
            <text:p>42.2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390</text:p>
          </table:table-cell>
          <table:table-cell office:value-type="string" calcext:value-type="string">
            <text:p>200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324528" calcext:value-type="float">
            <text:p>42.33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390</text:p>
          </table:table-cell>
          <table:table-cell office:value-type="string" calcext:value-type="string">
            <text:p>200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56176" calcext:value-type="float">
            <text:p>42.5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390</text:p>
          </table:table-cell>
          <table:table-cell office:value-type="string" calcext:value-type="string">
            <text:p>200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9016" calcext:value-type="float">
            <text:p>43.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390</text:p>
          </table:table-cell>
          <table:table-cell office:value-type="string" calcext:value-type="string">
            <text:p>200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38472" calcext:value-type="float">
            <text:p>42.63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390</text:p>
          </table:table-cell>
          <table:table-cell office:value-type="string" calcext:value-type="string">
            <text:p>200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59352" calcext:value-type="float">
            <text:p>42.0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390</text:p>
          </table:table-cell>
          <table:table-cell office:value-type="string" calcext:value-type="string">
            <text:p>200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29684" calcext:value-type="float">
            <text:p>42.429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390</text:p>
          </table:table-cell>
          <table:table-cell office:value-type="string" calcext:value-type="string">
            <text:p>200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73296" calcext:value-type="float">
            <text:p>42.37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390</text:p>
          </table:table-cell>
          <table:table-cell office:value-type="string" calcext:value-type="string">
            <text:p>200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81856" calcext:value-type="float">
            <text:p>42.2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390</text:p>
          </table:table-cell>
          <table:table-cell office:value-type="string" calcext:value-type="string">
            <text:p>200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3484" calcext:value-type="float">
            <text:p>42.5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390</text:p>
          </table:table-cell>
          <table:table-cell office:value-type="string" calcext:value-type="string">
            <text:p>200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19144" calcext:value-type="float">
            <text:p>41.9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390</text:p>
          </table:table-cell>
          <table:table-cell office:value-type="string" calcext:value-type="string">
            <text:p>200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5008" calcext:value-type="float">
            <text:p>42.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390</text:p>
          </table:table-cell>
          <table:table-cell office:value-type="string" calcext:value-type="string">
            <text:p>200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77512" calcext:value-type="float">
            <text:p>42.5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390</text:p>
          </table:table-cell>
          <table:table-cell office:value-type="string" calcext:value-type="string">
            <text:p>200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51376" calcext:value-type="float">
            <text:p>42.2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390</text:p>
          </table:table-cell>
          <table:table-cell office:value-type="string" calcext:value-type="string">
            <text:p>200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58056" calcext:value-type="float">
            <text:p>42.35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390</text:p>
          </table:table-cell>
          <table:table-cell office:value-type="string" calcext:value-type="string">
            <text:p>200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5196" calcext:value-type="float">
            <text:p>42.3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390</text:p>
          </table:table-cell>
          <table:table-cell office:value-type="string" calcext:value-type="string">
            <text:p>200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29456" calcext:value-type="float">
            <text:p>42.1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390</text:p>
          </table:table-cell>
          <table:table-cell office:value-type="string" calcext:value-type="string">
            <text:p>200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87368" calcext:value-type="float">
            <text:p>42.1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390</text:p>
          </table:table-cell>
          <table:table-cell office:value-type="string" calcext:value-type="string">
            <text:p>200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87368" calcext:value-type="float">
            <text:p>42.1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390</text:p>
          </table:table-cell>
          <table:table-cell office:value-type="string" calcext:value-type="string">
            <text:p>200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15384" calcext:value-type="float">
            <text:p>42.3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390</text:p>
          </table:table-cell>
          <table:table-cell office:value-type="string" calcext:value-type="string">
            <text:p>200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2148" calcext:value-type="float">
            <text:p>42.3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390</text:p>
          </table:table-cell>
          <table:table-cell office:value-type="string" calcext:value-type="string">
            <text:p>200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40352" calcext:value-type="float">
            <text:p>42.4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390</text:p>
          </table:table-cell>
          <table:table-cell office:value-type="string" calcext:value-type="string">
            <text:p>200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79976" calcext:value-type="float">
            <text:p>42.47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390</text:p>
          </table:table-cell>
          <table:table-cell office:value-type="string" calcext:value-type="string">
            <text:p>200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3004" calcext:value-type="float">
            <text:p>42.2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390</text:p>
          </table:table-cell>
          <table:table-cell office:value-type="string" calcext:value-type="string">
            <text:p>200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17848" calcext:value-type="float">
            <text:p>42.2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390</text:p>
          </table:table-cell>
          <table:table-cell office:value-type="string" calcext:value-type="string">
            <text:p>200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47744" calcext:value-type="float">
            <text:p>42.1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390</text:p>
          </table:table-cell>
          <table:table-cell office:value-type="string" calcext:value-type="string">
            <text:p>200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81272" calcext:value-type="float">
            <text:p>42.1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390</text:p>
          </table:table-cell>
          <table:table-cell office:value-type="string" calcext:value-type="string">
            <text:p>200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26992" calcext:value-type="float">
            <text:p>42.2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390</text:p>
          </table:table-cell>
          <table:table-cell office:value-type="string" calcext:value-type="string">
            <text:p>200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69664" calcext:value-type="float">
            <text:p>42.2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390</text:p>
          </table:table-cell>
          <table:table-cell office:value-type="string" calcext:value-type="string">
            <text:p>200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68952" calcext:value-type="float">
            <text:p>42.6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390</text:p>
          </table:table-cell>
          <table:table-cell office:value-type="string" calcext:value-type="string">
            <text:p>200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54296" calcext:value-type="float">
            <text:p>42.7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390</text:p>
          </table:table-cell>
          <table:table-cell office:value-type="string" calcext:value-type="string">
            <text:p>200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03064" calcext:value-type="float">
            <text:p>42.8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390</text:p>
          </table:table-cell>
          <table:table-cell office:value-type="string" calcext:value-type="string">
            <text:p>200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89832" calcext:value-type="float">
            <text:p>42.0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390</text:p>
          </table:table-cell>
          <table:table-cell office:value-type="string" calcext:value-type="string">
            <text:p>200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00144" calcext:value-type="float">
            <text:p>42.3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390</text:p>
          </table:table-cell>
          <table:table-cell office:value-type="string" calcext:value-type="string">
            <text:p>200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26992" calcext:value-type="float">
            <text:p>42.2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390</text:p>
          </table:table-cell>
          <table:table-cell office:value-type="string" calcext:value-type="string">
            <text:p>200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48328" calcext:value-type="float">
            <text:p>42.2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390</text:p>
          </table:table-cell>
          <table:table-cell office:value-type="string" calcext:value-type="string">
            <text:p>200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18432" calcext:value-type="float">
            <text:p>42.3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390</text:p>
          </table:table-cell>
          <table:table-cell office:value-type="string" calcext:value-type="string">
            <text:p>200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00144" calcext:value-type="float">
            <text:p>42.3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390</text:p>
          </table:table-cell>
          <table:table-cell office:value-type="string" calcext:value-type="string">
            <text:p>200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5196" calcext:value-type="float">
            <text:p>42.3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390</text:p>
          </table:table-cell>
          <table:table-cell office:value-type="string" calcext:value-type="string">
            <text:p>200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53128" calcext:value-type="float">
            <text:p>42.55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390</text:p>
          </table:table-cell>
          <table:table-cell office:value-type="string" calcext:value-type="string">
            <text:p>200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3672" calcext:value-type="float">
            <text:p>42.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390</text:p>
          </table:table-cell>
          <table:table-cell office:value-type="string" calcext:value-type="string">
            <text:p>200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68496" calcext:value-type="float">
            <text:p>42.0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390</text:p>
          </table:table-cell>
          <table:table-cell office:value-type="string" calcext:value-type="string">
            <text:p>200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83152" calcext:value-type="float">
            <text:p>41.9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390</text:p>
          </table:table-cell>
          <table:table-cell office:value-type="string" calcext:value-type="string">
            <text:p>200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46576" calcext:value-type="float">
            <text:p>41.9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390</text:p>
          </table:table-cell>
          <table:table-cell office:value-type="string" calcext:value-type="string">
            <text:p>200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73424" calcext:value-type="float">
            <text:p>41.8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390</text:p>
          </table:table-cell>
          <table:table-cell office:value-type="string" calcext:value-type="string">
            <text:p>200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43528" calcext:value-type="float">
            <text:p>41.9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390</text:p>
          </table:table-cell>
          <table:table-cell office:value-type="string" calcext:value-type="string">
            <text:p>200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91128" calcext:value-type="float">
            <text:p>41.7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390</text:p>
          </table:table-cell>
          <table:table-cell office:value-type="string" calcext:value-type="string">
            <text:p>200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43984" calcext:value-type="float">
            <text:p>42.5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390</text:p>
          </table:table-cell>
          <table:table-cell office:value-type="string" calcext:value-type="string">
            <text:p>200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75048" calcext:value-type="float">
            <text:p>42.6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390</text:p>
          </table:table-cell>
          <table:table-cell office:value-type="string" calcext:value-type="string">
            <text:p>200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91" calcext:value-type="float">
            <text:p>42.2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390</text:p>
          </table:table-cell>
          <table:table-cell office:value-type="string" calcext:value-type="string">
            <text:p>200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23232" calcext:value-type="float">
            <text:p>42.62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390</text:p>
          </table:table-cell>
          <table:table-cell office:value-type="string" calcext:value-type="string">
            <text:p>200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39768" calcext:value-type="float">
            <text:p>42.3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390</text:p>
          </table:table-cell>
          <table:table-cell office:value-type="string" calcext:value-type="string">
            <text:p>200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7764" calcext:value-type="float">
            <text:p>42.0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390</text:p>
          </table:table-cell>
          <table:table-cell office:value-type="string" calcext:value-type="string">
            <text:p>200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85616" calcext:value-type="float">
            <text:p>41.8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390</text:p>
          </table:table-cell>
          <table:table-cell office:value-type="string" calcext:value-type="string">
            <text:p>200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54424" calcext:value-type="float">
            <text:p>42.2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390</text:p>
          </table:table-cell>
          <table:table-cell office:value-type="string" calcext:value-type="string">
            <text:p>200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47032" calcext:value-type="float">
            <text:p>42.5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390</text:p>
          </table:table-cell>
          <table:table-cell office:value-type="string" calcext:value-type="string">
            <text:p>200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08704" calcext:value-type="float">
            <text:p>42.2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390</text:p>
          </table:table-cell>
          <table:table-cell office:value-type="string" calcext:value-type="string">
            <text:p>200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72" calcext:value-type="float">
            <text:p>42.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390</text:p>
          </table:table-cell>
          <table:table-cell office:value-type="string" calcext:value-type="string">
            <text:p>200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72128" calcext:value-type="float">
            <text:p>42.1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390</text:p>
          </table:table-cell>
          <table:table-cell office:value-type="string" calcext:value-type="string">
            <text:p>200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81984" calcext:value-type="float">
            <text:p>41.7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390</text:p>
          </table:table-cell>
          <table:table-cell office:value-type="string" calcext:value-type="string">
            <text:p>200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22904" calcext:value-type="float">
            <text:p>41.5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390</text:p>
          </table:table-cell>
          <table:table-cell office:value-type="string" calcext:value-type="string">
            <text:p>200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6908" calcext:value-type="float">
            <text:p>42.1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390</text:p>
          </table:table-cell>
          <table:table-cell office:value-type="string" calcext:value-type="string">
            <text:p>200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2336" calcext:value-type="float">
            <text:p>42.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390</text:p>
          </table:table-cell>
          <table:table-cell office:value-type="string" calcext:value-type="string">
            <text:p>200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63112" calcext:value-type="float">
            <text:p>41.6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390</text:p>
          </table:table-cell>
          <table:table-cell office:value-type="string" calcext:value-type="string">
            <text:p>200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44824" calcext:value-type="float">
            <text:p>41.6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390</text:p>
          </table:table-cell>
          <table:table-cell office:value-type="string" calcext:value-type="string">
            <text:p>200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11296" calcext:value-type="float">
            <text:p>41.6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390</text:p>
          </table:table-cell>
          <table:table-cell office:value-type="string" calcext:value-type="string">
            <text:p>200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29456" calcext:value-type="float">
            <text:p>42.1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390</text:p>
          </table:table-cell>
          <table:table-cell office:value-type="string" calcext:value-type="string">
            <text:p>200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2336" calcext:value-type="float">
            <text:p>42.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390</text:p>
          </table:table-cell>
          <table:table-cell office:value-type="string" calcext:value-type="string">
            <text:p>200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11296" calcext:value-type="float">
            <text:p>41.6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390</text:p>
          </table:table-cell>
          <table:table-cell office:value-type="string" calcext:value-type="string">
            <text:p>200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052" calcext:value-type="float">
            <text:p>41.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390</text:p>
          </table:table-cell>
          <table:table-cell office:value-type="string" calcext:value-type="string">
            <text:p>200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71672" calcext:value-type="float">
            <text:p>41.5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390</text:p>
          </table:table-cell>
          <table:table-cell office:value-type="string" calcext:value-type="string">
            <text:p>200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8328" calcext:value-type="float">
            <text:p>41.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390</text:p>
          </table:table-cell>
          <table:table-cell office:value-type="string" calcext:value-type="string">
            <text:p>200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80104" calcext:value-type="float">
            <text:p>41.9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390</text:p>
          </table:table-cell>
          <table:table-cell office:value-type="string" calcext:value-type="string">
            <text:p>200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45408" calcext:value-type="float">
            <text:p>41.7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390</text:p>
          </table:table-cell>
          <table:table-cell office:value-type="string" calcext:value-type="string">
            <text:p>199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528" calcext:value-type="float">
            <text:p>41.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390</text:p>
          </table:table-cell>
          <table:table-cell office:value-type="string" calcext:value-type="string">
            <text:p>199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00984" calcext:value-type="float">
            <text:p>41.4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390</text:p>
          </table:table-cell>
          <table:table-cell office:value-type="string" calcext:value-type="string">
            <text:p>199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02864" calcext:value-type="float">
            <text:p>41.2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390</text:p>
          </table:table-cell>
          <table:table-cell office:value-type="string" calcext:value-type="string">
            <text:p>199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73552" calcext:value-type="float">
            <text:p>41.3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390</text:p>
          </table:table-cell>
          <table:table-cell office:value-type="string" calcext:value-type="string">
            <text:p>199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58312" calcext:value-type="float">
            <text:p>41.3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390</text:p>
          </table:table-cell>
          <table:table-cell office:value-type="string" calcext:value-type="string">
            <text:p>199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36976" calcext:value-type="float">
            <text:p>41.3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390</text:p>
          </table:table-cell>
          <table:table-cell office:value-type="string" calcext:value-type="string">
            <text:p>199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09544" calcext:value-type="float">
            <text:p>41.3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390</text:p>
          </table:table-cell>
          <table:table-cell office:value-type="string" calcext:value-type="string">
            <text:p>199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28416" calcext:value-type="float">
            <text:p>41.4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390</text:p>
          </table:table-cell>
          <table:table-cell office:value-type="string" calcext:value-type="string">
            <text:p>199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07664" calcext:value-type="float">
            <text:p>41.5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390</text:p>
          </table:table-cell>
          <table:table-cell office:value-type="string" calcext:value-type="string">
            <text:p>199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6804" calcext:value-type="float">
            <text:p>41.4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390</text:p>
          </table:table-cell>
          <table:table-cell office:value-type="string" calcext:value-type="string">
            <text:p>199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13176" calcext:value-type="float">
            <text:p>41.4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390</text:p>
          </table:table-cell>
          <table:table-cell office:value-type="string" calcext:value-type="string">
            <text:p>199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3756" calcext:value-type="float">
            <text:p>41.4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390</text:p>
          </table:table-cell>
          <table:table-cell office:value-type="string" calcext:value-type="string">
            <text:p>199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1376" calcext:value-type="float">
            <text:p>41.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390</text:p>
          </table:table-cell>
          <table:table-cell office:value-type="string" calcext:value-type="string">
            <text:p>199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38144" calcext:value-type="float">
            <text:p>41.5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390</text:p>
          </table:table-cell>
          <table:table-cell office:value-type="string" calcext:value-type="string">
            <text:p>199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4424" calcext:value-type="float">
            <text:p>41.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390</text:p>
          </table:table-cell>
          <table:table-cell office:value-type="string" calcext:value-type="string">
            <text:p>199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0708" calcext:value-type="float">
            <text:p>41.4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390</text:p>
          </table:table-cell>
          <table:table-cell office:value-type="string" calcext:value-type="string">
            <text:p>199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814" calcext:value-type="float">
            <text:p>41.6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390</text:p>
          </table:table-cell>
          <table:table-cell office:value-type="string" calcext:value-type="string">
            <text:p>199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43656" calcext:value-type="float">
            <text:p>41.4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390</text:p>
          </table:table-cell>
          <table:table-cell office:value-type="string" calcext:value-type="string">
            <text:p>199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67584" calcext:value-type="float">
            <text:p>40.8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390</text:p>
          </table:table-cell>
          <table:table-cell office:value-type="string" calcext:value-type="string">
            <text:p>199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2712" calcext:value-type="float">
            <text:p>41.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390</text:p>
          </table:table-cell>
          <table:table-cell office:value-type="string" calcext:value-type="string">
            <text:p>199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9664" calcext:value-type="float">
            <text:p>41.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390</text:p>
          </table:table-cell>
          <table:table-cell office:value-type="string" calcext:value-type="string">
            <text:p>199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78352" calcext:value-type="float">
            <text:p>41.6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390</text:p>
          </table:table-cell>
          <table:table-cell office:value-type="string" calcext:value-type="string">
            <text:p>199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60064" calcext:value-type="float">
            <text:p>41.6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390</text:p>
          </table:table-cell>
          <table:table-cell office:value-type="string" calcext:value-type="string">
            <text:p>199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14344" calcext:value-type="float">
            <text:p>41.6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390</text:p>
          </table:table-cell>
          <table:table-cell office:value-type="string" calcext:value-type="string">
            <text:p>199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2712" calcext:value-type="float">
            <text:p>41.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390</text:p>
          </table:table-cell>
          <table:table-cell office:value-type="string" calcext:value-type="string">
            <text:p>199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52088" calcext:value-type="float">
            <text:p>41.8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390</text:p>
          </table:table-cell>
          <table:table-cell office:value-type="string" calcext:value-type="string">
            <text:p>199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00856" calcext:value-type="float">
            <text:p>41.9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390</text:p>
          </table:table-cell>
          <table:table-cell office:value-type="string" calcext:value-type="string">
            <text:p>199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70376" calcext:value-type="float">
            <text:p>41.8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390</text:p>
          </table:table-cell>
          <table:table-cell office:value-type="string" calcext:value-type="string">
            <text:p>199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4048" calcext:value-type="float">
            <text:p>41.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390</text:p>
          </table:table-cell>
          <table:table-cell office:value-type="string" calcext:value-type="string">
            <text:p>199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76472" calcext:value-type="float">
            <text:p>41.8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390</text:p>
          </table:table-cell>
          <table:table-cell office:value-type="string" calcext:value-type="string">
            <text:p>199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81984" calcext:value-type="float">
            <text:p>41.7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390</text:p>
          </table:table-cell>
          <table:table-cell office:value-type="string" calcext:value-type="string">
            <text:p>199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58184" calcext:value-type="float">
            <text:p>41.8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390</text:p>
          </table:table-cell>
          <table:table-cell office:value-type="string" calcext:value-type="string">
            <text:p>199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4716" calcext:value-type="float">
            <text:p>42.0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390</text:p>
          </table:table-cell>
          <table:table-cell office:value-type="string" calcext:value-type="string">
            <text:p>199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49624" calcext:value-type="float">
            <text:p>41.9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390</text:p>
          </table:table-cell>
          <table:table-cell office:value-type="string" calcext:value-type="string">
            <text:p>199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06952" calcext:value-type="float">
            <text:p>41.9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390</text:p>
          </table:table-cell>
          <table:table-cell office:value-type="string" calcext:value-type="string">
            <text:p>199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6616" calcext:value-type="float">
            <text:p>41.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390</text:p>
          </table:table-cell>
          <table:table-cell office:value-type="string" calcext:value-type="string">
            <text:p>199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87496" calcext:value-type="float">
            <text:p>41.6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390</text:p>
          </table:table-cell>
          <table:table-cell office:value-type="string" calcext:value-type="string">
            <text:p>199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11296" calcext:value-type="float">
            <text:p>41.6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390</text:p>
          </table:table-cell>
          <table:table-cell office:value-type="string" calcext:value-type="string">
            <text:p>199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90544" calcext:value-type="float">
            <text:p>41.6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390</text:p>
          </table:table-cell>
          <table:table-cell office:value-type="string" calcext:value-type="string">
            <text:p>199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7952" calcext:value-type="float">
            <text:p>41.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390</text:p>
          </table:table-cell>
          <table:table-cell office:value-type="string" calcext:value-type="string">
            <text:p>199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66744" calcext:value-type="float">
            <text:p>41.7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390</text:p>
          </table:table-cell>
          <table:table-cell office:value-type="string" calcext:value-type="string">
            <text:p>199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6428" calcext:value-type="float">
            <text:p>41.8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390</text:p>
          </table:table-cell>
          <table:table-cell office:value-type="string" calcext:value-type="string">
            <text:p>199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67328" calcext:value-type="float">
            <text:p>41.8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390</text:p>
          </table:table-cell>
          <table:table-cell office:value-type="string" calcext:value-type="string">
            <text:p>199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54552" calcext:value-type="float">
            <text:p>41.7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390</text:p>
          </table:table-cell>
          <table:table-cell office:value-type="string" calcext:value-type="string">
            <text:p>199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55492" calcext:value-type="float">
            <text:p>41.655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390</text:p>
          </table:table-cell>
          <table:table-cell office:value-type="string" calcext:value-type="string">
            <text:p>199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87496" calcext:value-type="float">
            <text:p>41.6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390</text:p>
          </table:table-cell>
          <table:table-cell office:value-type="string" calcext:value-type="string">
            <text:p>199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69792" calcext:value-type="float">
            <text:p>41.7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390</text:p>
          </table:table-cell>
          <table:table-cell office:value-type="string" calcext:value-type="string">
            <text:p>199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576" calcext:value-type="float">
            <text:p>41.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390</text:p>
          </table:table-cell>
          <table:table-cell office:value-type="string" calcext:value-type="string">
            <text:p>199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92652" calcext:value-type="float">
            <text:p>41.792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390</text:p>
          </table:table-cell>
          <table:table-cell office:value-type="string" calcext:value-type="string">
            <text:p>199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67328" calcext:value-type="float">
            <text:p>41.8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390</text:p>
          </table:table-cell>
          <table:table-cell office:value-type="string" calcext:value-type="string">
            <text:p>199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5666" calcext:value-type="float">
            <text:p>41.856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390</text:p>
          </table:table-cell>
          <table:table-cell office:value-type="string" calcext:value-type="string">
            <text:p>199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08248" calcext:value-type="float">
            <text:p>41.6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390</text:p>
          </table:table-cell>
          <table:table-cell office:value-type="string" calcext:value-type="string">
            <text:p>199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78936" calcext:value-type="float">
            <text:p>41.7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390</text:p>
          </table:table-cell>
          <table:table-cell office:value-type="string" calcext:value-type="string">
            <text:p>199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39312" calcext:value-type="float">
            <text:p>41.7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390</text:p>
          </table:table-cell>
          <table:table-cell office:value-type="string" calcext:value-type="string">
            <text:p>199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95928" calcext:value-type="float">
            <text:p>42.0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390</text:p>
          </table:table-cell>
          <table:table-cell office:value-type="string" calcext:value-type="string">
            <text:p>199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66972" calcext:value-type="float">
            <text:p>42.06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390</text:p>
          </table:table-cell>
          <table:table-cell office:value-type="string" calcext:value-type="string">
            <text:p>199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5196" calcext:value-type="float">
            <text:p>42.3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390</text:p>
          </table:table-cell>
          <table:table-cell office:value-type="string" calcext:value-type="string">
            <text:p>199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69792" calcext:value-type="float">
            <text:p>41.7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390</text:p>
          </table:table-cell>
          <table:table-cell office:value-type="string" calcext:value-type="string">
            <text:p>199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83024" calcext:value-type="float">
            <text:p>42.4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390</text:p>
          </table:table-cell>
          <table:table-cell office:value-type="string" calcext:value-type="string">
            <text:p>199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06824" calcext:value-type="float">
            <text:p>42.4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390</text:p>
          </table:table-cell>
          <table:table-cell office:value-type="string" calcext:value-type="string">
            <text:p>199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17136" calcext:value-type="float">
            <text:p>42.61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390</text:p>
          </table:table-cell>
          <table:table-cell office:value-type="string" calcext:value-type="string">
            <text:p>199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92752" calcext:value-type="float">
            <text:p>42.5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390</text:p>
          </table:table-cell>
          <table:table-cell office:value-type="string" calcext:value-type="string">
            <text:p>199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20184" calcext:value-type="float">
            <text:p>42.62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390</text:p>
          </table:table-cell>
          <table:table-cell office:value-type="string" calcext:value-type="string">
            <text:p>199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4152" calcext:value-type="float">
            <text:p>42.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390</text:p>
          </table:table-cell>
          <table:table-cell office:value-type="string" calcext:value-type="string">
            <text:p>199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15256" calcext:value-type="float">
            <text:p>42.8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390</text:p>
          </table:table-cell>
          <table:table-cell office:value-type="string" calcext:value-type="string">
            <text:p>199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48784" calcext:value-type="float">
            <text:p>42.8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390</text:p>
          </table:table-cell>
          <table:table-cell office:value-type="string" calcext:value-type="string">
            <text:p>199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8536" calcext:value-type="float">
            <text:p>42.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390</text:p>
          </table:table-cell>
          <table:table-cell office:value-type="string" calcext:value-type="string">
            <text:p>199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28032" calcext:value-type="float">
            <text:p>42.9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390</text:p>
          </table:table-cell>
          <table:table-cell office:value-type="string" calcext:value-type="string">
            <text:p>199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48784" calcext:value-type="float">
            <text:p>42.8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390</text:p>
          </table:table-cell>
          <table:table-cell office:value-type="string" calcext:value-type="string">
            <text:p>199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03064" calcext:value-type="float">
            <text:p>42.8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390</text:p>
          </table:table-cell>
          <table:table-cell office:value-type="string" calcext:value-type="string">
            <text:p>199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06112" calcext:value-type="float">
            <text:p>42.8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390</text:p>
          </table:table-cell>
          <table:table-cell office:value-type="string" calcext:value-type="string">
            <text:p>199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06112" calcext:value-type="float">
            <text:p>42.8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390</text:p>
          </table:table-cell>
          <table:table-cell office:value-type="string" calcext:value-type="string">
            <text:p>199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60976" calcext:value-type="float">
            <text:p>42.8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390</text:p>
          </table:table-cell>
          <table:table-cell office:value-type="string" calcext:value-type="string">
            <text:p>198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11624" calcext:value-type="float">
            <text:p>42.71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390</text:p>
          </table:table-cell>
          <table:table-cell office:value-type="string" calcext:value-type="string">
            <text:p>198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78096" calcext:value-type="float">
            <text:p>42.6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390</text:p>
          </table:table-cell>
          <table:table-cell office:value-type="string" calcext:value-type="string">
            <text:p>198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93336" calcext:value-type="float">
            <text:p>42.69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390</text:p>
          </table:table-cell>
          <table:table-cell office:value-type="string" calcext:value-type="string">
            <text:p>198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47032" calcext:value-type="float">
            <text:p>42.5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390</text:p>
          </table:table-cell>
          <table:table-cell office:value-type="string" calcext:value-type="string">
            <text:p>198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6532" calcext:value-type="float">
            <text:p>42.5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390</text:p>
          </table:table-cell>
          <table:table-cell office:value-type="string" calcext:value-type="string">
            <text:p>198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16552" calcext:value-type="float">
            <text:p>42.5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390</text:p>
          </table:table-cell>
          <table:table-cell office:value-type="string" calcext:value-type="string">
            <text:p>198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09872" calcext:value-type="float">
            <text:p>42.4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390</text:p>
          </table:table-cell>
          <table:table-cell office:value-type="string" calcext:value-type="string">
            <text:p>198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15384" calcext:value-type="float">
            <text:p>42.3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390</text:p>
          </table:table-cell>
          <table:table-cell office:value-type="string" calcext:value-type="string">
            <text:p>198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44696" calcext:value-type="float">
            <text:p>42.1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390</text:p>
          </table:table-cell>
          <table:table-cell office:value-type="string" calcext:value-type="string">
            <text:p>198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79976" calcext:value-type="float">
            <text:p>42.47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390</text:p>
          </table:table-cell>
          <table:table-cell office:value-type="string" calcext:value-type="string">
            <text:p>198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33088" calcext:value-type="float">
            <text:p>42.2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390</text:p>
          </table:table-cell>
          <table:table-cell office:value-type="string" calcext:value-type="string">
            <text:p>198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9288" calcext:value-type="float">
            <text:p>42.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390</text:p>
          </table:table-cell>
          <table:table-cell office:value-type="string" calcext:value-type="string">
            <text:p>198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93464" calcext:value-type="float">
            <text:p>42.1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390</text:p>
          </table:table-cell>
          <table:table-cell office:value-type="string" calcext:value-type="string">
            <text:p>198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43656" calcext:value-type="float">
            <text:p>41.4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390</text:p>
          </table:table-cell>
          <table:table-cell office:value-type="string" calcext:value-type="string">
            <text:p>198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41064" calcext:value-type="float">
            <text:p>42.0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390</text:p>
          </table:table-cell>
          <table:table-cell office:value-type="string" calcext:value-type="string">
            <text:p>198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49624" calcext:value-type="float">
            <text:p>41.9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390</text:p>
          </table:table-cell>
          <table:table-cell office:value-type="string" calcext:value-type="string">
            <text:p>198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85032" calcext:value-type="float">
            <text:p>41.7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390</text:p>
          </table:table-cell>
          <table:table-cell office:value-type="string" calcext:value-type="string">
            <text:p>198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4904" calcext:value-type="float">
            <text:p>41.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390</text:p>
          </table:table-cell>
          <table:table-cell office:value-type="string" calcext:value-type="string">
            <text:p>198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5572" calcext:value-type="float">
            <text:p>41.9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390</text:p>
          </table:table-cell>
          <table:table-cell office:value-type="string" calcext:value-type="string">
            <text:p>198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97224" calcext:value-type="float">
            <text:p>41.7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390</text:p>
          </table:table-cell>
          <table:table-cell office:value-type="string" calcext:value-type="string">
            <text:p>198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9956" calcext:value-type="float">
            <text:p>42.1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390</text:p>
          </table:table-cell>
          <table:table-cell office:value-type="string" calcext:value-type="string">
            <text:p>198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04488" calcext:value-type="float">
            <text:p>42.0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390</text:p>
          </table:table-cell>
          <table:table-cell office:value-type="string" calcext:value-type="string">
            <text:p>198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11752" calcext:value-type="float">
            <text:p>42.2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390</text:p>
          </table:table-cell>
          <table:table-cell office:value-type="string" calcext:value-type="string">
            <text:p>198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72128" calcext:value-type="float">
            <text:p>42.1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390</text:p>
          </table:table-cell>
          <table:table-cell office:value-type="string" calcext:value-type="string">
            <text:p>198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95928" calcext:value-type="float">
            <text:p>42.0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390</text:p>
          </table:table-cell>
          <table:table-cell office:value-type="string" calcext:value-type="string">
            <text:p>198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87368" calcext:value-type="float">
            <text:p>42.1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390</text:p>
          </table:table-cell>
          <table:table-cell office:value-type="string" calcext:value-type="string">
            <text:p>198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20312" calcext:value-type="float">
            <text:p>42.1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390</text:p>
          </table:table-cell>
          <table:table-cell office:value-type="string" calcext:value-type="string">
            <text:p>198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89476" calcext:value-type="float">
            <text:p>42.28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390</text:p>
          </table:table-cell>
          <table:table-cell office:value-type="string" calcext:value-type="string">
            <text:p>198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3672" calcext:value-type="float">
            <text:p>42.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390</text:p>
          </table:table-cell>
          <table:table-cell office:value-type="string" calcext:value-type="string">
            <text:p>198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6908" calcext:value-type="float">
            <text:p>42.1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390</text:p>
          </table:table-cell>
          <table:table-cell office:value-type="string" calcext:value-type="string">
            <text:p>198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69664" calcext:value-type="float">
            <text:p>42.2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390</text:p>
          </table:table-cell>
          <table:table-cell office:value-type="string" calcext:value-type="string">
            <text:p>198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92168" calcext:value-type="float">
            <text:p>42.49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390</text:p>
          </table:table-cell>
          <table:table-cell office:value-type="string" calcext:value-type="string">
            <text:p>198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76928" calcext:value-type="float">
            <text:p>42.47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390</text:p>
          </table:table-cell>
          <table:table-cell office:value-type="string" calcext:value-type="string">
            <text:p>198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61688" calcext:value-type="float">
            <text:p>42.4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390</text:p>
          </table:table-cell>
          <table:table-cell office:value-type="string" calcext:value-type="string">
            <text:p>198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42688" calcext:value-type="float">
            <text:p>42.8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390</text:p>
          </table:table-cell>
          <table:table-cell office:value-type="string" calcext:value-type="string">
            <text:p>198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6532" calcext:value-type="float">
            <text:p>42.5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390</text:p>
          </table:table-cell>
          <table:table-cell office:value-type="string" calcext:value-type="string">
            <text:p>198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96968" calcext:value-type="float">
            <text:p>42.7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390</text:p>
          </table:table-cell>
          <table:table-cell office:value-type="string" calcext:value-type="string">
            <text:p>198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89576" calcext:value-type="float">
            <text:p>43.08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390</text:p>
          </table:table-cell>
          <table:table-cell office:value-type="string" calcext:value-type="string">
            <text:p>198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34128" calcext:value-type="float">
            <text:p>42.9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390</text:p>
          </table:table-cell>
          <table:table-cell office:value-type="string" calcext:value-type="string">
            <text:p>198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768" calcext:value-type="float">
            <text:p>42.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390</text:p>
          </table:table-cell>
          <table:table-cell office:value-type="string" calcext:value-type="string">
            <text:p>198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12792" calcext:value-type="float">
            <text:p>42.91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390</text:p>
          </table:table-cell>
          <table:table-cell office:value-type="string" calcext:value-type="string">
            <text:p>198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17008" calcext:value-type="float">
            <text:p>43.1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390</text:p>
          </table:table-cell>
          <table:table-cell office:value-type="string" calcext:value-type="string">
            <text:p>198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84064" calcext:value-type="float">
            <text:p>43.18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390</text:p>
          </table:table-cell>
          <table:table-cell office:value-type="string" calcext:value-type="string">
            <text:p>198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17008" calcext:value-type="float">
            <text:p>43.1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390</text:p>
          </table:table-cell>
          <table:table-cell office:value-type="string" calcext:value-type="string">
            <text:p>198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2252" calcext:value-type="float">
            <text:p>43.0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390</text:p>
          </table:table-cell>
          <table:table-cell office:value-type="string" calcext:value-type="string">
            <text:p>198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40808" calcext:value-type="float">
            <text:p>43.04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390</text:p>
          </table:table-cell>
          <table:table-cell office:value-type="string" calcext:value-type="string">
            <text:p>198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46904" calcext:value-type="float">
            <text:p>43.04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390</text:p>
          </table:table-cell>
          <table:table-cell office:value-type="string" calcext:value-type="string">
            <text:p>198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24984" calcext:value-type="float">
            <text:p>42.9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390</text:p>
          </table:table-cell>
          <table:table-cell office:value-type="string" calcext:value-type="string">
            <text:p>198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09744" calcext:value-type="float">
            <text:p>42.9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390</text:p>
          </table:table-cell>
          <table:table-cell office:value-type="string" calcext:value-type="string">
            <text:p>197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95088" calcext:value-type="float">
            <text:p>42.9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390</text:p>
          </table:table-cell>
          <table:table-cell office:value-type="string" calcext:value-type="string">
            <text:p>197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1584" calcext:value-type="float">
            <text:p>42.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31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584" meta:object-count="0"/>
    <meta:user-defined meta:name="AppVersion">3.0</meta:user-defined>
  </office:meta>
</office:document-meta>
</file>